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svg:stroke-color="#c0c0c0" svg:stroke-linecap="roun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linecap="round" draw:textarea-horizontal-align="center" draw:textarea-vertical-align="middl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75cm" svg:y1="1cm" svg:x2="4.75cm" svg:y2="2.125cm">
            <text:p/>
          </draw:line>
          <draw:line draw:style-name="gr1" draw:text-style-name="P1" draw:layer="layout" svg:x1="4.75cm" svg:y1="2.375cm" svg:x2="4.75cm" svg:y2="3.5cm">
            <text:p/>
          </draw:line>
          <draw:line draw:style-name="gr2" draw:text-style-name="P1" draw:layer="layout" svg:x1="5cm" svg:y1="2.125cm" svg:x2="4.5cm" svg:y2="2.125cm">
            <text:p/>
          </draw:line>
          <draw:line draw:style-name="gr2" draw:text-style-name="P1" draw:layer="layout" svg:x1="5cm" svg:y1="2.375cm" svg:x2="4.5cm" svg:y2="2.375cm">
            <text:p/>
          </draw:line>
        </draw:g>
        <draw:g>
          <draw:glue-point draw:id="4" svg:x="-4.752cm" svg:y="5.247cm"/>
          <draw:glue-point draw:id="5" svg:x="5.247cm" svg:y="-4.752cm"/>
          <draw:glue-point draw:id="6" svg:x="-4.25cm" svg:y="5.749cm"/>
          <draw:glue-point draw:id="7" svg:x="5.749cm" svg:y="-4.25cm" draw:escape-direction="up"/>
          <draw:line draw:style-name="gr3" draw:text-style-name="P1" draw:layer="layout" svg:x1="1.25cm" svg:y1="2.25cm" svg:x2="1.573cm" svg:y2="1.927cm">
            <text:p/>
          </draw:line>
          <draw:custom-shape draw:style-name="gr4" draw:text-style-name="P1" draw:layer="layout" svg:width="0.5cm" svg:height="0.5cm" draw:transform="rotate (-0.785398163398487) translate (1.75cm 1.396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.927cm" svg:y1="1.573cm" svg:x2="2.25cm" svg:y2="1.25cm">
            <text:p/>
          </draw:line>
          <draw:line draw:style-name="gr5" draw:text-style-name="P1" draw:layer="layout" svg:x1="2.104cm" svg:y1="1.75cm" svg:x2="1.75cm" svg:y2="1.396cm">
            <text:p/>
          </draw:line>
        </draw:g>
        <draw:g>
          <draw:circle draw:style-name="gr6" draw:text-style-name="P1" draw:layer="layout" svg:width="1cm" svg:height="1cm" svg:x="0.25cm" svg:y="2.75cm">
            <text:p/>
          </draw:circle>
          <draw:line draw:style-name="gr7" draw:text-style-name="P1" draw:layer="layout" svg:x1="0.75cm" svg:y1="2.25cm" svg:x2="0.75cm" svg:y2="2.75cm">
            <text:p/>
          </draw:line>
          <draw:line draw:style-name="gr7" draw:text-style-name="P1" draw:layer="layout" svg:x1="0.75cm" svg:y1="3.75cm" svg:x2="0.75cm" svg:y2="4.25cm">
            <text:p/>
          </draw:line>
          <draw:g>
            <draw:path draw:style-name="gr7" draw:text-style-name="P1" draw:layer="layout" svg:width="0.177cm" svg:height="0.227cm" draw:transform="skewX (0.0874409955248994) rotate (1.15104464169004) translate (0.499999364867269cm 3.25512452219508cm)" svg:viewBox="0 0 178 228" svg:d="m0 0c308 0 122 228 122 228">
              <text:p/>
            </draw:path>
            <draw:path draw:style-name="gr7" draw:text-style-name="P1" draw:layer="layout" svg:width="0.177cm" svg:height="0.227cm" draw:transform="skewX (-0.0970403064108665) rotate (1.99054801189916) translate (0.822657797044873cm 3.41793500299767cm)" svg:viewBox="0 0 178 228" svg:d="m178 0c-307 0-124 228-124 228">
              <text:p/>
            </draw:path>
          </draw:g>
        </draw:g>
        <draw:polyline draw:style-name="gr7" draw:text-style-name="P1" draw:layer="layout" svg:width="0.249cm" svg:height="0.499cm" draw:transform="rotate (1.5707963267946) translate (0.75cm 2.5cm)" svg:viewBox="0 0 250 500" draw:points="0,0 250,0 250,500">
          <text:p/>
        </draw:polyline>
        <draw:g>
          <draw:line draw:style-name="gr3" draw:text-style-name="P1" draw:layer="layout" svg:x1="4.75cm" svg:y1="3.75cm" svg:x2="4.75cm" svg:y2="3.5cm">
            <text:p/>
          </draw:line>
          <draw:g>
            <draw:line draw:style-name="gr5" draw:text-style-name="P1" draw:layer="layout" svg:x1="4.5cm" svg:y1="3.75cm" svg:x2="5cm" svg:y2="3.75cm">
              <text:p/>
            </draw:line>
            <draw:line draw:style-name="gr5" draw:text-style-name="P1" draw:layer="layout" svg:x1="4.625cm" svg:y1="3.875cm" svg:x2="4.875cm" svg:y2="3.875cm">
              <text:p/>
            </draw:line>
            <draw:line draw:style-name="gr5" draw:text-style-name="P1" draw:layer="layout" svg:x1="4.69cm" svg:y1="4cm" svg:x2="4.815cm" svg:y2="4cm">
              <text:p/>
            </draw:line>
          </draw:g>
        </draw:g>
        <draw:g>
          <draw:line draw:style-name="gr5" draw:text-style-name="P1" draw:layer="layout" svg:x1="4.5cm" svg:y1="0.75cm" svg:x2="5cm" svg:y2="0.75cm">
            <text:p/>
          </draw:line>
          <draw:line draw:style-name="gr3" draw:text-style-name="P1" draw:layer="layout" svg:x1="4.75cm" svg:y1="1cm" svg:x2="4.75cm" svg:y2="0.75cm">
            <text:p/>
          </draw:line>
          <draw:frame draw:style-name="gr8" draw:text-style-name="P2" draw:layer="layout" svg:width="1cm" svg:height="0.5cm" svg:x="4.25cm" svg:y="0.25cm">
            <draw:text-box>
              <text:p text:style-name="P2"><text:span text:style-name="T1">+V</text:span></text:p>
            </draw:text-box>
          </draw:frame>
        </draw:g>
        <draw:g>
          <draw:glue-point draw:id="4" svg:x="5cm" svg:y="4.75cm"/>
          <draw:glue-point draw:id="5" svg:x="-4.75cm" svg:y="-5cm"/>
          <draw:glue-point draw:id="6" svg:x="5cm" svg:y="4.25cm"/>
          <draw:glue-point draw:id="7" svg:x="-4.25cm" svg:y="-5cm" draw:escape-direction="left"/>
          <draw:line draw:style-name="gr3" draw:text-style-name="P1" draw:layer="layout" svg:x1="3.25cm" svg:y1="2.25cm" svg:x2="2.927cm" svg:y2="1.927cm">
            <text:p/>
          </draw:line>
          <draw:custom-shape draw:style-name="gr4" draw:text-style-name="P1" draw:layer="layout" svg:width="0.5cm" svg:height="0.5cm" draw:transform="rotate (0.7853981633973) translate (2.396cm 1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.573cm" svg:y1="1.573cm" svg:x2="2.25cm" svg:y2="1.25cm">
            <text:p/>
          </draw:line>
          <draw:line draw:style-name="gr5" draw:text-style-name="P1" draw:layer="layout" svg:x1="2.75cm" svg:y1="1.396cm" svg:x2="2.396cm" svg:y2="1.75cm">
            <text:p/>
          </draw:line>
        </draw:g>
        <draw:g>
          <draw:glue-point draw:id="4" svg:x="5cm" svg:y="4.75cm"/>
          <draw:glue-point draw:id="5" svg:x="-4.75cm" svg:y="-5cm"/>
          <draw:glue-point draw:id="6" svg:x="5cm" svg:y="4.25cm"/>
          <draw:glue-point draw:id="7" svg:x="-4.25cm" svg:y="-5cm" draw:escape-direction="left"/>
          <draw:line draw:style-name="gr3" draw:text-style-name="P1" draw:layer="layout" svg:x1="2.25cm" svg:y1="3.25cm" svg:x2="1.927cm" svg:y2="2.927cm">
            <text:p/>
          </draw:line>
          <draw:custom-shape draw:style-name="gr4" draw:text-style-name="P1" draw:layer="layout" svg:width="0.5cm" svg:height="0.5cm" draw:transform="rotate (0.7853981633973) translate (1.396cm 2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1.573cm" svg:y1="2.573cm" svg:x2="1.25cm" svg:y2="2.25cm">
            <text:p/>
          </draw:line>
          <draw:line draw:style-name="gr5" draw:text-style-name="P1" draw:layer="layout" svg:x1="1.75cm" svg:y1="2.396cm" svg:x2="1.396cm" svg:y2="2.75cm">
            <text:p/>
          </draw:line>
        </draw:g>
        <draw:g>
          <draw:glue-point draw:id="4" svg:x="-4.752cm" svg:y="5.247cm"/>
          <draw:glue-point draw:id="5" svg:x="5.247cm" svg:y="-4.752cm"/>
          <draw:glue-point draw:id="6" svg:x="-4.25cm" svg:y="5.749cm"/>
          <draw:glue-point draw:id="7" svg:x="5.749cm" svg:y="-4.25cm" draw:escape-direction="up"/>
          <draw:line draw:style-name="gr3" draw:text-style-name="P1" draw:layer="layout" svg:x1="2.25cm" svg:y1="3.25cm" svg:x2="2.573cm" svg:y2="2.927cm">
            <text:p/>
          </draw:line>
          <draw:custom-shape draw:style-name="gr4" draw:text-style-name="P1" draw:layer="layout" svg:width="0.5cm" svg:height="0.5cm" draw:transform="rotate (-0.785398163398487) translate (2.75cm 2.396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.927cm" svg:y1="2.573cm" svg:x2="3.25cm" svg:y2="2.25cm">
            <text:p/>
          </draw:line>
          <draw:line draw:style-name="gr5" draw:text-style-name="P1" draw:layer="layout" svg:x1="3.104cm" svg:y1="2.75cm" svg:x2="2.75cm" svg:y2="2.396cm">
            <text:p/>
          </draw:line>
        </draw:g>
        <draw:polyline draw:style-name="gr7" draw:text-style-name="P1" draw:layer="layout" svg:width="1.999cm" svg:height="2.999cm" draw:transform="rotate (-1.5707963267946) translate (3.75cm 2.24999999999926cm)" svg:viewBox="0 0 2000 3000" draw:points="1750,3000 2000,3000 2000,0 0,0 0,500">
          <text:p/>
        </draw:polyline>
        <draw:polyline draw:style-name="gr7" draw:text-style-name="P1" draw:layer="layout" svg:width="0.249cm" svg:height="1.249cm" draw:transform="rotate (-1.57079632679579) translate (3.49999999999993cm 3.24999999999963cm)" svg:viewBox="0 0 250 1250" draw:points="0,1250 250,1250 250,0">
          <text:p/>
        </draw:polyline>
        <draw:path draw:style-name="gr7" draw:text-style-name="P1" draw:layer="layout" svg:width="0.322cm" svg:height="0.446cm" draw:transform="rotate (1.10706234453979) translate (3.4999999965036cm 3.49999999825142cm)" svg:viewBox="0 0 323 447" svg:d="m0 0c559 0 224 447 224 447">
          <text:p/>
        </draw:path>
        <draw:line draw:style-name="gr7" draw:text-style-name="P1" draw:layer="layout" svg:x1="4cm" svg:y1="3.5cm" svg:x2="4.75cm" svg:y2="3.5cm">
          <text:p/>
        </draw:line>
        <draw:polyline draw:style-name="gr7" draw:text-style-name="P1" draw:layer="layout" svg:width="0.499cm" svg:height="2.499cm" draw:transform="rotate (1.5707963267946) translate (2.25cm 1.25cm)" svg:viewBox="0 0 500 2500" draw:points="0,0 250,0 250,2500 500,250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5.5cm" fo:page-height="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9T02:28:02</dc:date>
    <meta:editing-duration>PT48M16S</meta:editing-duration>
    <meta:editing-cycles>37</meta:editing-cycles>
    <meta:document-statistic meta:object-count="48"/>
  </office:meta>
</office:document-meta>
</file>